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82cm" svg:width="6.364cm" draw:z-index="2"><draw:text-box fo:min-height="0.744cm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2-26T09:42:26.105607421</dc:date>
    <meta:editing-duration>P3DT5H36M38S</meta:editing-duration>
    <meta:editing-cycles>562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